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653" officeooo:paragraph-rsid="00098653"/>
    </style:style>
    <style:style style:name="P2" style:family="paragraph" style:parent-style-name="Standard">
      <style:text-properties officeooo:rsid="0009bd9c" officeooo:paragraph-rsid="0009bd9c"/>
    </style:style>
    <style:style style:name="P3" style:family="paragraph" style:parent-style-name="Standard">
      <style:text-properties officeooo:rsid="0009bd9c" officeooo:paragraph-rsid="0009bd9c"/>
    </style:style>
    <style:style style:name="P4" style:family="paragraph" style:parent-style-name="Standard">
      <style:text-properties officeooo:rsid="000b9c4d" officeooo:paragraph-rsid="000b9c4d"/>
    </style:style>
    <style:style style:name="P5" style:family="paragraph" style:parent-style-name="Standard">
      <style:text-properties officeooo:rsid="000d24c9" officeooo:paragraph-rsid="000d24c9"/>
    </style:style>
    <style:style style:name="P6" style:family="paragraph" style:parent-style-name="Standard">
      <style:text-properties officeooo:rsid="000f0fec" officeooo:paragraph-rsid="000f0f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o laboratorio:</text:p>
      <text:p text:style-name="P1"/>
      <text:p text:style-name="P1">SUMA:</text:p>
      <text:p text:style-name="P1">/**************************</text:p>
      <text:p text:style-name="P1"/>
      <text:p text:style-name="P1"><text:s text:c="30"/>Online C++ Compiler.</text:p>
      <text:p text:style-name="P1"><text:s text:c="15"/>Code, Compile, Run and Debug C++ program online.</text:p>
      <text:p text:style-name="P1">Write your code in this editor and press "Run" button to compile and execute it.</text:p>
      <text:p text:style-name="P1"/>
      <text:p text:style-name="P1">***************************/</text:p>
      <text:p text:style-name="P1"/>
      <text:p text:style-name="P1">#include &lt;iostream&gt;</text:p>
      <text:p text:style-name="P1"/>
      <text:p text:style-name="P1">using namespace std;</text:p>
      <text:p text:style-name="P1"/>
      <text:p text:style-name="P1">int main()</text:p>
      <text:p text:style-name="P1">{</text:p>
      <text:p text:style-name="P1"><text:s text:c="4"/>cout&lt;&lt;"Ingrese un numero";</text:p>
      <text:p text:style-name="P1"><text:s text:c="4"/>int numero_1;</text:p>
      <text:p text:style-name="P1"><text:s text:c="4"/>cin&gt;&gt; numero_1;</text:p>
      <text:p text:style-name="P1"><text:s text:c="4"/>cout &lt;&lt; "El numero ingresado fue:" &lt;&lt; numero_1 &lt;&lt; endl;</text:p>
      <text:p text:style-name="P1"><text:s text:c="4"/></text:p>
      <text:p text:style-name="P1"><text:s text:c="4"/>cout&lt;&lt;"Ingrese otro numero";</text:p>
      <text:p text:style-name="P1"><text:s text:c="4"/>int numero_2;</text:p>
      <text:p text:style-name="P1"><text:s text:c="4"/>cin&gt;&gt; numero_2;</text:p>
      <text:p text:style-name="P1"><text:s text:c="4"/>cout &lt;&lt; "El numero ingresado fue:" &lt;&lt; numero_2 &lt;&lt; endl;</text:p>
      <text:p text:style-name="P1"><text:s text:c="4"/></text:p>
      <text:p text:style-name="P1"><text:s text:c="4"/>int a= numero_1;</text:p>
      <text:p text:style-name="P1"><text:s text:c="4"/>int b= numero_2;</text:p>
      <text:p text:style-name="P1"><text:s text:c="4"/></text:p>
      <text:p text:style-name="P1"><text:s text:c="4"/>int suma = a+b ;</text:p>
      <text:p text:style-name="P1"><text:s text:c="4"/></text:p>
      <text:p text:style-name="P1"><text:s text:c="4"/>cout&lt;&lt;"El resultado es:" &lt;&lt; suma &lt;&lt; endl;</text:p>
      <text:p text:style-name="P1"><text:s text:c="4"/></text:p>
      <text:p text:style-name="P1"><text:s text:c="4"/>return 0;</text:p>
      <text:p text:style-name="P1">}</text:p>
      <text:p text:style-name="P1"/>
      <text:p text:style-name="P1">PROMEDIO:</text:p>
      <text:p text:style-name="P1"/>
      <text:p text:style-name="P1">#include &lt;iostream&gt;</text:p>
      <text:p text:style-name="P1"/>
      <text:p text:style-name="P1">using namespace std;</text:p>
      <text:p text:style-name="P1"/>
      <text:p text:style-name="P1">int main()</text:p>
      <text:p text:style-name="P1">{</text:p>
      <text:p text:style-name="P1"><text:s text:c="4"/>cout&lt;&lt;"Ingrese un numero";</text:p>
      <text:p text:style-name="P1"><text:s text:c="4"/>int numero_1;</text:p>
      <text:p text:style-name="P1"><text:s text:c="4"/>cin&gt;&gt; numero_1;</text:p>
      <text:p text:style-name="P1"><text:s text:c="4"/>cout &lt;&lt; "El numero ingresado fue:" &lt;&lt; numero_1 &lt;&lt; endl;</text:p>
      <text:p text:style-name="P1"><text:s text:c="4"/></text:p>
      <text:p text:style-name="P1"><text:s text:c="4"/>cout&lt;&lt;"Ingrese otro numero";</text:p>
      <text:p text:style-name="P1"><text:s text:c="4"/>int numero_2;</text:p>
      <text:p text:style-name="P1"><text:soft-page-break/><text:s text:c="4"/>cin&gt;&gt; numero_2;</text:p>
      <text:p text:style-name="P1"><text:s text:c="4"/>cout &lt;&lt; "El numero ingresado fue:" &lt;&lt; numero_2 &lt;&lt; endl;</text:p>
      <text:p text:style-name="P1"><text:s text:c="4"/></text:p>
      <text:p text:style-name="P1"><text:s text:c="4"/>int a= numero_1;</text:p>
      <text:p text:style-name="P1"><text:s text:c="4"/>int b= numero_2;</text:p>
      <text:p text:style-name="P1"><text:s text:c="4"/></text:p>
      <text:p text:style-name="P1"><text:s text:c="4"/>int suma = (a+b)/2 ;</text:p>
      <text:p text:style-name="P1"><text:s text:c="4"/></text:p>
      <text:p text:style-name="P1"><text:s text:c="4"/>cout&lt;&lt;"El resultado es:" &lt;&lt; suma &lt;&lt; endl;</text:p>
      <text:p text:style-name="P1"><text:s text:c="4"/></text:p>
      <text:p text:style-name="P1"><text:s text:c="4"/>return 0;</text:p>
      <text:p text:style-name="P1"/>
      <text:p text:style-name="P1">AREA:</text:p>
      <text:p text:style-name="P1"/>
      <text:p text:style-name="P1">#include &lt;iostream&gt;</text:p>
      <text:p text:style-name="P1"/>
      <text:p text:style-name="P1">using namespace std;</text:p>
      <text:p text:style-name="P1"/>
      <text:p text:style-name="P1">int main()</text:p>
      <text:p text:style-name="P1">{</text:p>
      <text:p text:style-name="P1"><text:s text:c="4"/>cout&lt;&lt;"Ingrese un numero para designar la base ";</text:p>
      <text:p text:style-name="P1"><text:s text:c="4"/>int base;</text:p>
      <text:p text:style-name="P1"><text:s text:c="4"/>cin&gt;&gt; base;</text:p>
      <text:p text:style-name="P1"><text:s text:c="4"/>cout &lt;&lt; "El numero ingresado fue: " &lt;&lt; base &lt;&lt; endl;</text:p>
      <text:p text:style-name="P1"><text:s text:c="4"/></text:p>
      <text:p text:style-name="P1"><text:s text:c="4"/>cout&lt;&lt;"Ingrese otro numero para designar la altura ";</text:p>
      <text:p text:style-name="P1"><text:s text:c="4"/>int altura;</text:p>
      <text:p text:style-name="P1"><text:s text:c="4"/>cin&gt;&gt; altura;</text:p>
      <text:p text:style-name="P1"><text:s text:c="4"/>cout &lt;&lt; "El numero ingresado fue: " &lt;&lt; altura &lt;&lt; endl;</text:p>
      <text:p text:style-name="P1"><text:s text:c="4"/></text:p>
      <text:p text:style-name="P1"><text:s text:c="4"/>int a= base;</text:p>
      <text:p text:style-name="P1"><text:s text:c="4"/>int b= altura;</text:p>
      <text:p text:style-name="P1"><text:s text:c="4"/></text:p>
      <text:p text:style-name="P1"><text:s text:c="4"/>int suma = (a*b)/2 ;</text:p>
      <text:p text:style-name="P1"><text:s text:c="4"/></text:p>
      <text:p text:style-name="P1"><text:s text:c="4"/>cout&lt;&lt;"El resultado es:" &lt;&lt; suma &lt;&lt; endl;</text:p>
      <text:p text:style-name="P1"><text:s text:c="4"/></text:p>
      <text:p text:style-name="P1"><text:s text:c="4"/>return 0;</text:p>
      <text:p text:style-name="P1">}</text:p>
      <text:p text:style-name="P1"/>
      <text:p text:style-name="P1">NOMBRE:</text:p>
      <text:p text:style-name="P1"/>
      <text:p text:style-name="P1">#include &lt;iostream&gt;</text:p>
      <text:p text:style-name="P1"/>
      <text:p text:style-name="P1">using namespace std;</text:p>
      <text:p text:style-name="P1"/>
      <text:p text:style-name="P1">int main()</text:p>
      <text:p text:style-name="P1">{</text:p>
      <text:p text:style-name="P1"><text:s text:c="3"/></text:p>
      <text:p text:style-name="P1"><text:s text:c="4"/>cout &lt;&lt;"ingrese un nombre"&lt;&lt;endl;</text:p>
      <text:p text:style-name="P1"><text:s text:c="4"/>string nombre;</text:p>
      <text:p text:style-name="P1"><text:s text:c="4"/>cin &gt;&gt;nombre;</text:p>
      <text:p text:style-name="P1"><text:soft-page-break/><text:s text:c="4"/>cout &lt;&lt;"El nombre ingresado fué:" &lt;&lt; nombre&lt;&lt; endl;</text:p>
      <text:p text:style-name="P1"/>
      <text:p text:style-name="P1"><text:s text:c="4"/></text:p>
      <text:p text:style-name="P1"><text:s text:c="4"/>string h= "hola, " ;</text:p>
      <text:p text:style-name="P1"><text:s text:c="4"/></text:p>
      <text:p text:style-name="P1"><text:s text:c="4"/></text:p>
      <text:p text:style-name="P1"><text:s text:c="4"/>string suma= h+nombre; </text:p>
      <text:p text:style-name="P1"><text:s text:c="3"/></text:p>
      <text:p text:style-name="P1"><text:s text:c="4"/>cout&lt;&lt;" " &lt;&lt; suma &lt;&lt; endl;</text:p>
      <text:p text:style-name="P1"><text:s text:c="4"/></text:p>
      <text:p text:style-name="P1"><text:s text:c="4"/>return 0;</text:p>
      <text:p text:style-name="P1">}</text:p>
      <text:p text:style-name="P1"/>
      <text:p text:style-name="P1">MAYOR:</text:p>
      <text:p text:style-name="P1"/>
      <text:p text:style-name="P1"/>
      <text:p text:style-name="P1">#include &lt;iostream&gt;</text:p>
      <text:p text:style-name="P1"/>
      <text:p text:style-name="P1">using namespace std;</text:p>
      <text:p text:style-name="P1"/>
      <text:p text:style-name="P1">int main()</text:p>
      <text:p text:style-name="P1">{</text:p>
      <text:p text:style-name="P1"><text:s text:c="4"/>cout&lt;&lt;"Ingrese un numero: ";</text:p>
      <text:p text:style-name="P1"><text:s text:c="4"/>int numero_1;</text:p>
      <text:p text:style-name="P1"><text:s text:c="4"/>cin&gt;&gt; numero_1;</text:p>
      <text:p text:style-name="P1"><text:s text:c="4"/>cout &lt;&lt; "El numero ingresado fue: " &lt;&lt; numero_1 &lt;&lt; endl;</text:p>
      <text:p text:style-name="P1"><text:s text:c="4"/></text:p>
      <text:p text:style-name="P1"><text:s text:c="4"/>cout&lt;&lt;"Ingrese otro numero: ";</text:p>
      <text:p text:style-name="P1"><text:s text:c="4"/>int numero_2;</text:p>
      <text:p text:style-name="P1"><text:s text:c="4"/>cin&gt;&gt; numero_2;</text:p>
      <text:p text:style-name="P1"><text:s text:c="4"/>cout &lt;&lt; "El numero ingresado fue:" &lt;&lt; numero_2 &lt;&lt; endl;</text:p>
      <text:p text:style-name="P1"><text:s text:c="4"/></text:p>
      <text:p text:style-name="P1"><text:s text:c="3"/>if(numero_1&lt;numero_2){</text:p>
      <text:p text:style-name="P1"><text:s text:c="7"/>cout &lt;&lt;"El mayor es: " &lt;&lt; numero_2 &lt;&lt; endl;</text:p>
      <text:p text:style-name="P1"><text:s text:c="7"/>} else {</text:p>
      <text:p text:style-name="P1"><text:s text:c="8"/>cout &lt;&lt;"El mayor es: " &lt;&lt; numero_1 &lt;&lt; endl;</text:p>
      <text:p text:style-name="P1"><text:s text:c="7"/>}</text:p>
      <text:p text:style-name="P1"><text:s text:c="4"/></text:p>
      <text:p text:style-name="P1"><text:s text:c="4"/>return 0;</text:p>
      <text:p text:style-name="P1">}</text:p>
      <text:p text:style-name="P1"/>
      <text:p text:style-name="P5">DISTINTO:</text:p>
      <text:p text:style-name="P2"/>
      <text:p text:style-name="P2">#include &lt;iostream&gt;</text:p>
      <text:p text:style-name="P2"/>
      <text:p text:style-name="P2">using namespace std;</text:p>
      <text:p text:style-name="P2"/>
      <text:p text:style-name="P2">int main()</text:p>
      <text:p text:style-name="P2">{</text:p>
      <text:p text:style-name="P2"><text:s text:c="4"/>cout&lt;&lt;"Ingrese un numero: ";</text:p>
      <text:p text:style-name="P2"><text:s text:c="4"/>int numero_1;</text:p>
      <text:p text:style-name="P2"><text:s text:c="4"/>cin&gt;&gt; numero_1;</text:p>
      <text:p text:style-name="P2"><text:soft-page-break/><text:s text:c="4"/>cout &lt;&lt; "El numero ingresado fue: " &lt;&lt; numero_1 &lt;&lt; endl;</text:p>
      <text:p text:style-name="P2"><text:s text:c="4"/></text:p>
      <text:p text:style-name="P2"><text:s text:c="4"/></text:p>
      <text:p text:style-name="P2"><text:s text:c="4"/></text:p>
      <text:p text:style-name="P2"><text:s text:c="3"/>if(numero_1!=800){</text:p>
      <text:p text:style-name="P2"><text:s text:c="7"/>cout &lt;&lt;"Es distinto";</text:p>
      <text:p text:style-name="P2"><text:s text:c="7"/>} else {</text:p>
      <text:p text:style-name="P2"><text:s text:c="8"/>cout &lt;&lt;"Es igual" ;</text:p>
      <text:p text:style-name="P2"><text:s text:c="7"/>}</text:p>
      <text:p text:style-name="P2"><text:s text:c="4"/></text:p>
      <text:p text:style-name="P2"><text:s text:c="4"/>return 0;</text:p>
      <text:p text:style-name="P2">}</text:p>
      <text:p text:style-name="P2"/>
      <text:p text:style-name="P4">MAYOR A 100 Y MENOR A 50:</text:p>
      <text:p text:style-name="P2"/>
      <text:p text:style-name="P2">#include &lt;iostream&gt;</text:p>
      <text:p text:style-name="P2"/>
      <text:p text:style-name="P2">using namespace std;</text:p>
      <text:p text:style-name="P2"/>
      <text:p text:style-name="P2">int main()</text:p>
      <text:p text:style-name="P2">{</text:p>
      <text:p text:style-name="P2"><text:s text:c="4"/>cout&lt;&lt;"Ingrese un numero: ";</text:p>
      <text:p text:style-name="P2"><text:s text:c="4"/>int numero_1;</text:p>
      <text:p text:style-name="P2"><text:s text:c="4"/>cin&gt;&gt; numero_1;</text:p>
      <text:p text:style-name="P2"><text:s text:c="4"/>cout &lt;&lt; "El numero ingresado fue: " &lt;&lt; numero_1 &lt;&lt; endl;</text:p>
      <text:p text:style-name="P2"><text:s text:c="4"/></text:p>
      <text:p text:style-name="P2"><text:s text:c="4"/></text:p>
      <text:p text:style-name="P2"><text:s text:c="4"/></text:p>
      <text:p text:style-name="P2"><text:s text:c="3"/>if(numero_1&gt; 100){</text:p>
      <text:p text:style-name="P2"><text:s text:c="7"/>cout &lt;&lt;"Es mayor a 100";</text:p>
      <text:p text:style-name="P2"><text:s text:c="7"/>} </text:p>
      <text:p text:style-name="P2"><text:s text:c="7"/>if(numero_1 &lt;50) {</text:p>
      <text:p text:style-name="P2"><text:s text:c="8"/>cout &lt;&lt;"Es menor a 50" ;</text:p>
      <text:p text:style-name="P2"><text:s text:c="7"/>}</text:p>
      <text:p text:style-name="P2"><text:s text:c="7"/></text:p>
      <text:p text:style-name="P2"><text:s text:c="4"/>return 0;</text:p>
      <text:p text:style-name="P2">}</text:p>
      <text:p text:style-name="P2"/>
      <text:p text:style-name="P4">MAYOR A 18 MENOR A 90:</text:p>
      <text:p text:style-name="P4"/>
      <text:p text:style-name="P4">#include &lt;iostream&gt;</text:p>
      <text:p text:style-name="P4"/>
      <text:p text:style-name="P4">using namespace std;</text:p>
      <text:p text:style-name="P4"/>
      <text:p text:style-name="P4">int main()</text:p>
      <text:p text:style-name="P4">{</text:p>
      <text:p text:style-name="P4"><text:s text:c="4"/>cout&lt;&lt;"Ingrese un numero: ";</text:p>
      <text:p text:style-name="P4"><text:s text:c="4"/>int numero_1;</text:p>
      <text:p text:style-name="P4"><text:s text:c="4"/>cin&gt;&gt; numero_1;</text:p>
      <text:p text:style-name="P4"><text:s text:c="4"/>cout &lt;&lt; "El numero ingresado fue: " &lt;&lt; numero_1 &lt;&lt; endl;</text:p>
      <text:p text:style-name="P4"><text:s text:c="4"/></text:p>
      <text:p text:style-name="P4"><text:s text:c="4"/></text:p>
      <text:p text:style-name="P4"><text:soft-page-break/><text:s text:c="4"/></text:p>
      <text:p text:style-name="P4"><text:s text:c="3"/>if(numero_1&gt; 18){</text:p>
      <text:p text:style-name="P4"><text:s text:c="7"/>cout &lt;&lt;"Es mayor a 18";</text:p>
      <text:p text:style-name="P4"><text:s text:c="7"/>} </text:p>
      <text:p text:style-name="P4"><text:s text:c="7"/>if(numero_1 &lt;90) {</text:p>
      <text:p text:style-name="P4"><text:s text:c="8"/>cout &lt;&lt;"Es menor a 90" ;</text:p>
      <text:p text:style-name="P4"><text:s text:c="7"/>}</text:p>
      <text:p text:style-name="P4"><text:s text:c="7"/></text:p>
      <text:p text:style-name="P4"><text:s text:c="4"/>return 0;</text:p>
      <text:p text:style-name="P4">}</text:p>
      <text:p text:style-name="P4"/>
      <text:p text:style-name="P4">EDADES:</text:p>
      <text:p text:style-name="P4"/>
      <text:p text:style-name="P4">#include &lt;iostream&gt;</text:p>
      <text:p text:style-name="P4"/>
      <text:p text:style-name="P4">using namespace std;</text:p>
      <text:p text:style-name="P4"/>
      <text:p text:style-name="P4">int main()</text:p>
      <text:p text:style-name="P4">{</text:p>
      <text:p text:style-name="P4"><text:s text:c="4"/>cout&lt;&lt;"Ingrese la edad del usuario: ";</text:p>
      <text:p text:style-name="P4"><text:s text:c="4"/>int numero_1;</text:p>
      <text:p text:style-name="P4"><text:s text:c="4"/>cin&gt;&gt; numero_1;</text:p>
      <text:p text:style-name="P4"><text:s text:c="4"/></text:p>
      <text:p text:style-name="P4"><text:s text:c="4"/></text:p>
      <text:p text:style-name="P4"><text:s text:c="4"/></text:p>
      <text:p text:style-name="P4"><text:s text:c="3"/>if(numero_1&gt;= 18){</text:p>
      <text:p text:style-name="P4"><text:s text:c="7"/>cout &lt;&lt;"El usuario es mayor";</text:p>
      <text:p text:style-name="P4"><text:s text:c="7"/>} </text:p>
      <text:p text:style-name="P4"><text:s text:c="7"/>if(numero_1&lt;=17) {</text:p>
      <text:p text:style-name="P4"><text:s text:c="8"/>cout &lt;&lt;"Es usuario es menor" ;</text:p>
      <text:p text:style-name="P4"><text:s text:c="7"/>}</text:p>
      <text:p text:style-name="P4"><text:s text:c="7"/></text:p>
      <text:p text:style-name="P4"><text:s text:c="4"/>return 0;</text:p>
      <text:p text:style-name="P4">}</text:p>
      <text:p text:style-name="P4"/>
      <text:p text:style-name="P6">USUARIO </text:p>
      <text:p text:style-name="P6"/>
      <text:p text:style-name="P6">#include &lt;iostream&gt;</text:p>
      <text:p text:style-name="P6"/>
      <text:p text:style-name="P6">using namespace std;</text:p>
      <text:p text:style-name="P6"/>
      <text:p text:style-name="P6">int main()</text:p>
      <text:p text:style-name="P6">{</text:p>
      <text:p text:style-name="P6"><text:s text:c="4"/>cout&lt;&lt;"Elija realizar una operación: suma de tres números o promedio de tres números ";</text:p>
      <text:p text:style-name="P6"><text:s text:c="4"/></text:p>
      <text:p text:style-name="P6"><text:s text:c="4"/>cout&lt;&lt;"Ingrese 1, para la primera opcion o 2, para la segunda opcion ";</text:p>
      <text:p text:style-name="P6"><text:s text:c="4"/>int numero_1;</text:p>
      <text:p text:style-name="P6"><text:s text:c="4"/>cin&gt;&gt; numero_1;</text:p>
      <text:p text:style-name="P6"><text:s text:c="4"/></text:p>
      <text:p text:style-name="P6"><text:s text:c="4"/></text:p>
      <text:p text:style-name="P6"><text:s text:c="3"/>if(numero_1== 1){</text:p>
      <text:p text:style-name="P6"><text:s text:c="7"/></text:p>
      <text:p text:style-name="P6"><text:soft-page-break/><text:s text:c="7"/>cout &lt;&lt;"Ingrese un número ";</text:p>
      <text:p text:style-name="P6"><text:s text:c="7"/>int numero_2;</text:p>
      <text:p text:style-name="P6"><text:s text:c="7"/>cin&gt;&gt; numero_2;</text:p>
      <text:p text:style-name="P6"><text:s text:c="7"/>cout &lt;&lt; "El numero ingresado fue: " &lt;&lt; numero_2 &lt;&lt; endl;</text:p>
      <text:p text:style-name="P6"><text:s text:c="7"/></text:p>
      <text:p text:style-name="P6"><text:s text:c="7"/>cout &lt;&lt;"Ingrese un número ";</text:p>
      <text:p text:style-name="P6"><text:s text:c="7"/>int numero_3;</text:p>
      <text:p text:style-name="P6"><text:s text:c="7"/>cin&gt;&gt; numero_3;</text:p>
      <text:p text:style-name="P6"><text:s text:c="7"/>cout &lt;&lt; "El numero ingresado fue: " &lt;&lt; numero_3 &lt;&lt; endl;</text:p>
      <text:p text:style-name="P6"><text:s text:c="7"/></text:p>
      <text:p text:style-name="P6"><text:s text:c="7"/>cout &lt;&lt;"Ingrese un número ";</text:p>
      <text:p text:style-name="P6"><text:s text:c="7"/>int numero_4;</text:p>
      <text:p text:style-name="P6"><text:s text:c="7"/>cin&gt;&gt; numero_4;</text:p>
      <text:p text:style-name="P6"><text:s text:c="7"/>cout &lt;&lt; "El numero ingresado fue: " &lt;&lt; numero_4 &lt;&lt; endl;</text:p>
      <text:p text:style-name="P6"><text:s text:c="7"/></text:p>
      <text:p text:style-name="P6"><text:s text:c="7"/>int suma = numero_2+numero_3+numero_4 ;</text:p>
      <text:p text:style-name="P6"><text:s text:c="7"/>cout&lt;&lt;"El resultado es:" &lt;&lt; suma &lt;&lt; endl;</text:p>
      <text:p text:style-name="P6"><text:s text:c="7"/>}</text:p>
      <text:p text:style-name="P6"><text:s text:c="7"/>if(numero_1==2) {</text:p>
      <text:p text:style-name="P6"><text:s text:c="11"/></text:p>
      <text:p text:style-name="P6"><text:s text:c="7"/>cout &lt;&lt;"Ingrese un número ";</text:p>
      <text:p text:style-name="P6"><text:s text:c="7"/>int numero_2;</text:p>
      <text:p text:style-name="P6"><text:s text:c="7"/>cin&gt;&gt; numero_2;</text:p>
      <text:p text:style-name="P6"><text:s text:c="7"/>cout &lt;&lt; "El numero ingresado fue: " &lt;&lt; numero_2 &lt;&lt; endl;</text:p>
      <text:p text:style-name="P6"><text:s text:c="7"/></text:p>
      <text:p text:style-name="P6"><text:s text:c="7"/>cout &lt;&lt;"Ingrese un número";</text:p>
      <text:p text:style-name="P6"><text:s text:c="7"/>int numero_3;</text:p>
      <text:p text:style-name="P6"><text:s text:c="7"/>cin&gt;&gt; numero_3;</text:p>
      <text:p text:style-name="P6"><text:s text:c="7"/>cout &lt;&lt; "El numero ingresado fue: " &lt;&lt; numero_3 &lt;&lt; endl;</text:p>
      <text:p text:style-name="P6"><text:s text:c="7"/></text:p>
      <text:p text:style-name="P6"><text:s text:c="7"/>cout &lt;&lt;"Ingrese un número";</text:p>
      <text:p text:style-name="P6"><text:s text:c="7"/>int numero_4;</text:p>
      <text:p text:style-name="P6"><text:s text:c="7"/>cin&gt;&gt; numero_4;</text:p>
      <text:p text:style-name="P6"><text:s text:c="7"/>cout &lt;&lt; "El numero ingresado fue: " &lt;&lt; numero_4 &lt;&lt; endl;</text:p>
      <text:p text:style-name="P6"><text:s text:c="7"/></text:p>
      <text:p text:style-name="P6"><text:s text:c="7"/>int promedio = (numero_2+numero_3+numero_4)/3 ;</text:p>
      <text:p text:style-name="P6"><text:s text:c="8"/></text:p>
      <text:p text:style-name="P6"><text:s text:c="7"/>cout&lt;&lt;"El resultado es:" &lt;&lt; promedio &lt;&lt; endl;</text:p>
      <text:p text:style-name="P6"><text:s text:c="7"/>}</text:p>
      <text:p text:style-name="P6"><text:s text:c="7"/></text:p>
      <text:p text:style-name="P6"><text:s text:c="4"/>return 0;</text:p>
      <text:p text:style-name="P6">}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11:19:06.157415036</meta:creation-date>
    <dc:date>2022-03-15T09:01:24.088755090</dc:date>
    <meta:editing-duration>PT25M2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6" meta:paragraph-count="258" meta:word-count="729" meta:character-count="5231" meta:non-whitespace-character-count="3682"/>
  </office:meta>
</office:document-meta>
</file>